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911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neSet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lect?</text:p>
          </table:table-cell>
        </table:table-row>
        <table:table-row table:style-name="ro1">
          <table:table-cell office:value-type="string" calcext:value-type="string">
            <text:p>c2.PID_INTEGRIN1_PATHWAY</text:p>
          </table:table-cell>
          <table:table-cell office:value-type="float" office:value="0.654378648874062" calcext:value-type="float">
            <text:p>0.6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VECCHI_GASTRIC_CANCER_ADVANCED_VS_EARLY_SIGNED</text:p>
          </table:table-cell>
          <table:table-cell office:value-type="float" office:value="0.651376146788991" calcext:value-type="float">
            <text:p>0.65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EN_BREAST_CARCINOMA_METAPLASTIC_VS_DUCTAL_SIGNED</text:p>
          </table:table-cell>
          <table:table-cell office:value-type="float" office:value="0.645371142618849" calcext:value-type="float">
            <text:p>0.64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INTEGRIN3_PATHWAY</text:p>
          </table:table-cell>
          <table:table-cell office:value-type="float" office:value="0.637364470391993" calcext:value-type="float">
            <text:p>0.63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SUZUKI_RESPONSE_TO_TSA_AND_DECITABINE_1A</text:p>
          </table:table-cell>
          <table:table-cell office:value-type="float" office:value="0.637030859049208" calcext:value-type="float">
            <text:p>0.63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UANG_DASATINIB_RESISTANCE_SIGNED</text:p>
          </table:table-cell>
          <table:table-cell office:value-type="float" office:value="0.635029190992494" calcext:value-type="float">
            <text:p>0.63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IEDERSCHAIN_TARGETS_OF_BMI1_AND_PCGF2</text:p>
          </table:table-cell>
          <table:table-cell office:value-type="float" office:value="0.625020850708924" calcext:value-type="float">
            <text:p>0.62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URTON_ADIPOGENESIS_8</text:p>
          </table:table-cell>
          <table:table-cell office:value-type="float" office:value="0.610341951626355" calcext:value-type="float">
            <text:p>0.6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OTTI_TOPOTECAN_SENSITIVITY</text:p>
          </table:table-cell>
          <table:table-cell office:value-type="float" office:value="0.601668056713928" calcext:value-type="float">
            <text:p>0.60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RAKAS_TGFB1_SIGNALING</text:p>
          </table:table-cell>
          <table:table-cell office:value-type="float" office:value="0.599666388657214" calcext:value-type="float">
            <text:p>0.6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UPA_UPAR_PATHWAY</text:p>
          </table:table-cell>
          <table:table-cell office:value-type="float" office:value="0.596997497914929" calcext:value-type="float">
            <text:p>0.59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GNF2_PTX3</text:p>
          </table:table-cell>
          <table:table-cell office:value-type="float" office:value="0.593327773144287" calcext:value-type="float">
            <text:p>0.59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ROMER_TUMORIGENESIS_SIGNED</text:p>
          </table:table-cell>
          <table:table-cell office:value-type="float" office:value="0.590992493744787" calcext:value-type="float">
            <text:p>0.59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OZANOV_MMP14_TARGETS_SUBSET</text:p>
          </table:table-cell>
          <table:table-cell office:value-type="float" office:value="0.590658882402002" calcext:value-type="float">
            <text:p>0.59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OO_LIVER_CANCER_RECURRENCE_SIGNED</text:p>
          </table:table-cell>
          <table:table-cell office:value-type="float" office:value="0.588323603002502" calcext:value-type="float">
            <text:p>0.58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KEGG_ECM_RECEPTOR_INTERACTION</text:p>
          </table:table-cell>
          <table:table-cell office:value-type="float" office:value="0.581651376146789" calcext:value-type="float">
            <text:p>0.58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FARMER_BREAST_CANCER_CLUSTER_5/c2.ANASTASSIOU_CANCER_MESENCHYMAL_TRANSITION_SIGNATURE/c4.GNF2_CDH11</text:p>
          </table:table-cell>
          <table:table-cell office:value-type="float" office:value="0.578315262718932" calcext:value-type="float">
            <text:p>0.57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INTEGRIN5_PATHWAY</text:p>
          </table:table-cell>
          <table:table-cell office:value-type="float" office:value="0.576647206005004" calcext:value-type="float">
            <text:p>0.57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4.GNF2_MMP1</text:p>
          </table:table-cell>
          <table:table-cell office:value-type="float" office:value="0.574979149291076" calcext:value-type="float">
            <text:p>0.57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REACTOME_EXTRACELLULAR_MATRIX_ORGANIZATION/c2.REACTOME_COLLAGEN_FORMATION</text:p>
          </table:table-cell>
          <table:table-cell office:value-type="float" office:value="0.572310258548791" calcext:value-type="float">
            <text:p>0.57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AXON_GUIDANCE</text:p>
          </table:table-cell>
          <table:table-cell office:value-type="float" office:value="0.570975813177648" calcext:value-type="float">
            <text:p>0.57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ROY_WOUND_BLOOD_VESSEL_SIGNED</text:p>
          </table:table-cell>
          <table:table-cell office:value-type="float" office:value="0.567639699749791" calcext:value-type="float">
            <text:p>0.56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412</text:p>
          </table:table-cell>
          <table:table-cell office:value-type="float" office:value="0.56697247706422" calcext:value-type="float">
            <text:p>0.5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KEGG_FOCAL_ADHESION</text:p>
          </table:table-cell>
          <table:table-cell office:value-type="float" office:value="0.566638865721435" calcext:value-type="float">
            <text:p>0.56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ICAS_RB1_TARGETS_CONFLUENT</text:p>
          </table:table-cell>
          <table:table-cell office:value-type="float" office:value="0.564303586321935" calcext:value-type="float">
            <text:p>0.5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YIH_RESPONSE_TO_ARSENITE_C5</text:p>
          </table:table-cell>
          <table:table-cell office:value-type="float" office:value="0.562301918265221" calcext:value-type="float">
            <text:p>0.56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22</text:p>
          </table:table-cell>
          <table:table-cell office:value-type="float" office:value="0.559966638865721" calcext:value-type="float">
            <text:p>0.5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HONG_TNF_RESPONSE_VIA_P38_PARTIAL</text:p>
          </table:table-cell>
          <table:table-cell office:value-type="float" office:value="0.558965804837364" calcext:value-type="float">
            <text:p>0.55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ERVITJA_ISLET_HNF1A_TARGETS_SIGNED</text:p>
          </table:table-cell>
          <table:table-cell office:value-type="float" office:value="0.558632193494579" calcext:value-type="float">
            <text:p>0.55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_PROSTATE_CANCER_EPIGENETIC</text:p>
          </table:table-cell>
          <table:table-cell office:value-type="float" office:value="0.554295246038365" calcext:value-type="float">
            <text:p>0.5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SYNDECAN_1_PATHWAY</text:p>
          </table:table-cell>
          <table:table-cell office:value-type="float" office:value="0.55162635529608" calcext:value-type="float">
            <text:p>0.5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AGARWAL_AKT_PATHWAY_TARGETS</text:p>
          </table:table-cell>
          <table:table-cell office:value-type="float" office:value="0.548623853211009" calcext:value-type="float">
            <text:p>0.54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47</text:p>
          </table:table-cell>
          <table:table-cell office:value-type="float" office:value="0.54628857381151" calcext:value-type="float">
            <text:p>0.54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53</text:p>
          </table:table-cell>
          <table:table-cell office:value-type="float" office:value="0.542618849040867" calcext:value-type="float">
            <text:p>0.54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CELL_EXTRACELLULAR_MATRIX_INTERACTIONS</text:p>
          </table:table-cell>
          <table:table-cell office:value-type="float" office:value="0.537948290241868" calcext:value-type="float">
            <text:p>0.53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PID_INTEGRIN_CS_PATHWAY</text:p>
          </table:table-cell>
          <table:table-cell office:value-type="float" office:value="0.53628023352794" calcext:value-type="float">
            <text:p>0.53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TISSUE_DEVELOPMENT</text:p>
          </table:table-cell>
          <table:table-cell office:value-type="float" office:value="0.53628023352794" calcext:value-type="float">
            <text:p>0.53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5.COLLAGEN</text:p>
          </table:table-cell>
          <table:table-cell office:value-type="float" office:value="0.531276063386155" calcext:value-type="float">
            <text:p>0.53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321</text:p>
          </table:table-cell>
          <table:table-cell office:value-type="float" office:value="0.530942452043369" calcext:value-type="float">
            <text:p>0.53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ELLEBREKERS_SILENCED_DURING_TUMOR_ANGIOGENESIS</text:p>
          </table:table-cell>
          <table:table-cell office:value-type="float" office:value="0.528940783986656" calcext:value-type="float">
            <text:p>0.52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ATTHEWS_AP1_TARGETS</text:p>
          </table:table-cell>
          <table:table-cell office:value-type="float" office:value="0.527939949958299" calcext:value-type="float">
            <text:p>0.52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ODWELL_AGING_KIDNEY_NO_BLOOD_SIGNED</text:p>
          </table:table-cell>
          <table:table-cell office:value-type="float" office:value="0.525604670558799" calcext:value-type="float">
            <text:p>0.5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6.CORDENONSI_YAP_CONSERVED_SIGNATURE</text:p>
          </table:table-cell>
          <table:table-cell office:value-type="float" office:value="0.525604670558799" calcext:value-type="float">
            <text:p>0.52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275</text:p>
          </table:table-cell>
          <table:table-cell office:value-type="float" office:value="0.525271059216013" calcext:value-type="float">
            <text:p>0.52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YAO_TEMPORAL_RESPONSE_TO_PROGESTERONE_CLUSTER_16</text:p>
          </table:table-cell>
          <table:table-cell office:value-type="float" office:value="0.523936613844871" calcext:value-type="float">
            <text:p>0.52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ESTON_VEGFA_TARGETS</text:p>
          </table:table-cell>
          <table:table-cell office:value-type="float" office:value="0.522935779816514" calcext:value-type="float">
            <text:p>0.52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U_CELL_MIGRATION</text:p>
          </table:table-cell>
          <table:table-cell office:value-type="float" office:value="0.5209341117598" calcext:value-type="float">
            <text:p>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N_RESPONSE_TO_ARSENIC_TRIOXIDE</text:p>
          </table:table-cell>
          <table:table-cell office:value-type="float" office:value="0.520600500417014" calcext:value-type="float">
            <text:p>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CHUETZ_BREAST_CANCER_DUCTAL_INVASIVE_SIGNED</text:p>
          </table:table-cell>
          <table:table-cell office:value-type="float" office:value="0.520600500417014" calcext:value-type="float">
            <text:p>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VERHAAK_GLIOBLASTOMA_NEURAL</text:p>
          </table:table-cell>
          <table:table-cell office:value-type="float" office:value="0.520266889074229" calcext:value-type="float">
            <text:p>0.5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6.LEF1_UP.V1_SIGNED</text:p>
          </table:table-cell>
          <table:table-cell office:value-type="float" office:value="0.519266055045872" calcext:value-type="float">
            <text:p>0.51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GILDEA_METASTASIS</text:p>
          </table:table-cell>
          <table:table-cell office:value-type="float" office:value="0.517931609674729" calcext:value-type="float">
            <text:p>0.5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INTEGRIN_CELL_SURFACE_INTERACTIONS</text:p>
          </table:table-cell>
          <table:table-cell office:value-type="float" office:value="0.517931609674729" calcext:value-type="float">
            <text:p>0.5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TURASHVILI_BREAST_LOBULAR_CARCINOMA_VS_DUCTAL_NORMAL_SIGNED</text:p>
          </table:table-cell>
          <table:table-cell office:value-type="float" office:value="0.514595496246872" calcext:value-type="float">
            <text:p>0.5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5.AXONOGENESIS/c5.CELLULAR_MORPHOGENESIS_DURING_DIFFERENTIATION</text:p>
          </table:table-cell>
          <table:table-cell office:value-type="float" office:value="0.514595496246872" calcext:value-type="float">
            <text:p>0.51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HARRIS_HYPOXIA/c2.WINTER_HYPOXIA_METAGENE</text:p>
          </table:table-cell>
          <table:table-cell office:value-type="float" office:value="0.511926605504587" calcext:value-type="float">
            <text:p>0.51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6.STK33_NOMO_SIGNED</text:p>
          </table:table-cell>
          <table:table-cell office:value-type="float" office:value="0.507256046705588" calcext:value-type="float">
            <text:p>0.50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562</text:p>
          </table:table-cell>
          <table:table-cell office:value-type="float" office:value="0.506588824020017" calcext:value-type="float">
            <text:p>0.50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IOCARTA_PLATELETAPP_PATHWAY</text:p>
          </table:table-cell>
          <table:table-cell office:value-type="float" office:value="0.50558798999166" calcext:value-type="float">
            <text:p>0.5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ANG_METHYLATED_IN_BREAST_CANCER</text:p>
          </table:table-cell>
          <table:table-cell office:value-type="float" office:value="0.500917431192661" calcext:value-type="float">
            <text:p>0.50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ICKMAN_TUMOR_DIFFERENTIATED_WELL_VS_POORLY_SIGNED</text:p>
          </table:table-cell>
          <table:table-cell office:value-type="float" office:value="-0.504253544620517" calcext:value-type="float">
            <text:p>-0.50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7.GSE17721_CTRL_VS_CPG_12H_BMDM_SIGNED</text:p>
          </table:table-cell>
          <table:table-cell office:value-type="float" office:value="-0.507589658048374" calcext:value-type="float">
            <text:p>-0.50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7.GSE1460_INTRATHYMIC_T_PROGENITOR_VS_THYMIC_STROMAL_CELL_SIGNED</text:p>
          </table:table-cell>
          <table:table-cell office:value-type="float" office:value="-0.507923269391159" calcext:value-type="float">
            <text:p>-0.50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ARAFE_BREAST_CANCER_LUMINAL_VS_BASAL_SIGNED</text:p>
          </table:table-cell>
          <table:table-cell office:value-type="float" office:value="-0.5209341117598" calcext:value-type="float">
            <text:p>-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ALLACE_PROSTATE_CANCER_SIGNED</text:p>
          </table:table-cell>
          <table:table-cell office:value-type="float" office:value="-0.5209341117598" calcext:value-type="float">
            <text:p>-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ANG_BARRETTS_ESOPHAGUS_AND_ESOPHAGUS_CANCER_SIGNED</text:p>
          </table:table-cell>
          <table:table-cell office:value-type="float" office:value="-0.544286905754796" calcext:value-type="float">
            <text:p>-0.54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MID_BREAST_CANCER_RELAPSE_IN_BONE_SIGNED</text:p>
          </table:table-cell>
          <table:table-cell office:value-type="float" office:value="-0.553628023352794" calcext:value-type="float">
            <text:p>-0.5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IYAGAWA_TARGETS_OF_EWSR1_ETS_FUSIONS_SIGNED</text:p>
          </table:table-cell>
          <table:table-cell office:value-type="float" office:value="-0.556296914095079" calcext:value-type="float">
            <text:p>-0.5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U_PROSTATE_CANCER_SIGNED</text:p>
          </table:table-cell>
          <table:table-cell office:value-type="float" office:value="-0.564303586321935" calcext:value-type="float">
            <text:p>-0.5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ASINI_SUZ12_TARGETS_SIGNED</text:p>
          </table:table-cell>
          <table:table-cell office:value-type="float" office:value="-0.566305254378649" calcext:value-type="float">
            <text:p>-0.56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NAKAMURA_ADIPOGENESIS_LATE_SIGNED</text:p>
          </table:table-cell>
          <table:table-cell office:value-type="float" office:value="-0.567973311092577" calcext:value-type="float">
            <text:p>-0.56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DOANE_BREAST_CANCER_CLASSES_SIGNED</text:p>
          </table:table-cell>
          <table:table-cell office:value-type="float" office:value="-0.601000834028357" calcext:value-type="float">
            <text:p>-0.60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HARAFE_BREAST_CANCER_LUMINAL_VS_MESENCHYMAL_SIGNED</text:p>
          </table:table-cell>
          <table:table-cell office:value-type="float" office:value="-0.609674728940784" calcext:value-type="float">
            <text:p>-0.6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74" table:display-filter-buttons="true">
          <table:filter>
            <table:filter-and>
              <table:filter-condition table:field-number="3" table:value="Y" table:operator="="/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4:17:29.580857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9T14:18:14.084339171</dc:date>
    <meta:generator>LibreOffice/4.2.7.2$Linux_X86_64 LibreOffice_project/420m0$Build-2</meta:generator>
    <meta:editing-duration>PT7M27S</meta:editing-duration>
    <meta:editing-cycles>8</meta:editing-cycles>
    <meta:document-statistic meta:table-count="1" meta:cell-count="296" meta:object-count="0"/>
  </office:meta>
</office:document-meta>
</file>